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654cm" fo:min-width="2.40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cm" svg:height="1cm" svg:x="2.321cm" svg:y="3.54cm">
          <text:p text:style-name="P1"><text:span text:style-name="T1">Regular</text:span></text:p>
          <text:p text:style-name="P1"><text:span text:style-name="T1">Express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3cm" svg:height="1cm" svg:x="7.121cm" svg:y="3.541cm">
          <text:p text:style-name="P1"><text:span text:style-name="T1">NDF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3cm" svg:height="1cm" svg:x="7.121cm" svg:y="5.641cm">
          <text:p text:style-name="P1"><text:span text:style-name="T1">DF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3cm" svg:height="1cm" svg:x="2.321cm" svg:y="5.642cm">
          <text:p text:style-name="P1"><text:span text:style-name="T1">Regular</text:span></text:p>
          <text:p text:style-name="P1"><text:span text:style-name="T1">gramma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7.121cm" svg:y1="6.141cm" svg:x2="5.321cm" svg:y2="6.142cm" draw:start-shape="id1" draw:start-glue-point="3" draw:end-shape="id2" draw:end-glue-point="1" svg:d="M7121 6141l-1800 1" svg:viewBox="0 0 1801 2">
          <text:p/>
        </draw:connector>
        <draw:connector draw:style-name="gr2" draw:text-style-name="P3" draw:layer="layout" draw:type="line" svg:x1="8.621cm" svg:y1="4.541cm" svg:x2="8.621cm" svg:y2="5.641cm" draw:start-shape="id3" draw:start-glue-point="2" draw:end-shape="id1" draw:end-glue-point="0" svg:d="M8621 4541v1100" svg:viewBox="0 0 1 1101">
          <text:p/>
        </draw:connector>
        <draw:connector draw:style-name="gr2" draw:text-style-name="P3" draw:layer="layout" draw:type="line" svg:x1="5.321cm" svg:y1="4.04cm" svg:x2="7.121cm" svg:y2="4.041cm" draw:start-shape="id4" draw:start-glue-point="1" draw:end-shape="id3" draw:end-glue-point="3" svg:d="M5321 4040l1800 1" svg:viewBox="0 0 1801 2">
          <text:p/>
        </draw:connector>
        <draw:connector draw:style-name="gr2" draw:text-style-name="P3" draw:layer="layout" draw:type="line" svg:x1="3.821cm" svg:y1="5.642cm" svg:x2="3.821cm" svg:y2="4.54cm" draw:start-shape="id2" draw:start-glue-point="0" draw:end-shape="id4" draw:end-glue-point="2" svg:d="M3821 5642v-1102" svg:viewBox="0 0 1 11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3.2$Windows_X86_64 LibreOffice_project/86daf60bf00efa86ad547e59e09d6bb77c699acb</meta:generator>
    <dc:date>2019-01-05T17:54:13.991000000</dc:date>
    <dc:creator>luciano de falco alfano</dc:creator>
    <meta:editing-duration>PT4M35S</meta:editing-duration>
    <meta:editing-cycles>1</meta:editing-cycles>
    <meta:document-statistic meta:object-count="8"/>
  </office:meta>
</office:document-meta>
</file>